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style:tab-stops>
          <style:tab-stop style:position="1.499cm"/>
          <style:tab-stop style:position="9.999cm" style:leader-style="solid" style:leader-text="*"/>
        </style:tab-stops>
      </style:paragraph-properties>
      <style:text-properties officeooo:paragraph-rsid="0007c1bd"/>
    </style:style>
    <style:style style:name="P2" style:family="paragraph" style:parent-style-name="Text_20_body">
      <style:paragraph-properties fo:margin-top="0cm" fo:margin-bottom="0cm" loext:contextual-spacing="false" style:border-line-width="0.018cm 0.009cm 0.009cm" fo:padding="0.049cm" fo:border="0.99pt double #5c2d91" style:shadow="none" style:writing-mode="page">
        <style:tab-stops>
          <style:tab-stop style:position="1.499cm"/>
          <style:tab-stop style:position="9.999cm" style:leader-style="solid" style:leader-text="*"/>
        </style:tab-stops>
      </style:paragraph-properties>
      <style:text-properties officeooo:paragraph-rsid="0007c1bd"/>
    </style:style>
    <style:style style:name="P3" style:family="paragraph" style:parent-style-name="Standard">
      <style:paragraph-properties fo:text-align="justify" fo:text-align-last="justify" style:justify-single-word="true"/>
      <style:text-properties fo:color="#008000" officeooo:paragraph-rsid="0007c1bd"/>
    </style:style>
    <style:style style:name="P4" style:family="paragraph" style:parent-style-name="Standard">
      <style:text-properties fo:letter-spacing="0.035cm" fo:font-weight="bold" officeooo:paragraph-rsid="0007c1bd" style:letter-kerning="false" fo:background-color="#ffd320" style:font-weight-asian="bold" style:font-weight-complex="bold"/>
    </style:style>
    <style:style style:name="P5" style:family="paragraph" style:parent-style-name="Standard">
      <style:paragraph-properties fo:text-align="end" style:justify-single-word="false"/>
      <style:text-properties officeooo:paragraph-rsid="0007c1bd" fo:background-color="#004586" style:font-relief="embossed"/>
    </style:style>
    <style:style style:name="P6" style:family="paragraph" style:parent-style-name="Standard">
      <style:paragraph-properties fo:text-align="center" style:justify-single-word="false"/>
      <style:text-properties fo:color="#800000" style:text-underline-style="wave" style:text-underline-width="auto" style:text-underline-color="font-color" officeooo:paragraph-rsid="0007c1bd" style:text-underline-mode="skip-white-space" style:text-overline-mode="skip-white-space" style:text-line-through-mode="skip-white-space"/>
    </style:style>
    <style:style style:name="P7" style:family="paragraph" style:parent-style-name="Standard">
      <style:text-properties officeooo:paragraph-rsid="0007c1bd"/>
    </style:style>
    <style:style style:name="P8" style:family="paragraph" style:parent-style-name="Standard">
      <style:text-properties fo:color="#006600" style:font-name="Arial" fo:font-size="11pt" fo:font-style="italic" style:text-underline-style="solid" style:text-underline-width="auto" style:text-underline-color="font-color" fo:font-weight="bold" officeooo:paragraph-rsid="0007c1bd" style:font-size-asian="11pt" style:font-style-asian="italic" style:font-weight-asian="bold" style:font-size-complex="11pt" style:font-style-complex="italic" style:font-weight-complex="bold" style:text-overline-style="dash" style:text-overline-width="bold" style:text-overline-color="font-color"/>
    </style:style>
    <style:style style:name="P9" style:family="paragraph" style:parent-style-name="Standard">
      <style:text-properties fo:color="#ff33ff" style:font-name="Arial" fo:font-size="13pt" fo:letter-spacing="-0.035cm" fo:font-style="italic" style:text-underline-style="long-dash" style:text-underline-width="bold" style:text-underline-color="#00ccff" fo:font-weight="bold" officeooo:paragraph-rsid="0007c1bd" style:font-size-asian="11pt" style:font-style-asian="italic" style:font-weight-asian="bold" style:font-size-complex="11pt" style:font-style-complex="italic" style:font-weight-complex="normal" style:text-scale="115%" style:text-overline-style="solid" style:text-overline-width="bold" style:text-overline-color="font-color"/>
    </style:style>
    <style:style style:name="P10" style:family="paragraph" style:parent-style-name="Standard">
      <style:text-properties fo:color="#ff33ff" style:font-name="Arial" fo:font-size="13pt" fo:letter-spacing="-0.035cm" fo:font-style="italic" style:text-underline-style="none" fo:font-weight="bold" officeooo:paragraph-rsid="0007c1bd" style:font-size-asian="11pt" style:font-style-asian="italic" style:font-weight-asian="bold" style:font-size-complex="11pt" style:font-style-complex="italic" style:font-weight-complex="normal" style:text-scale="115%" style:text-overline-style="none" style:text-overline-color="font-color" loext:padding="0.049cm" loext:border-left="1.76pt solid #cc9900" loext:border-right="none" loext:border-top="1.76pt solid #cc9900" loext:border-bottom="1.76pt solid #cc9900" loext:shadow="#ff66cc 0.3cm -0.3cm"/>
    </style:style>
    <style:style style:name="P11" style:family="paragraph" style:parent-style-name="Standard">
      <style:paragraph-properties fo:text-align="justify" fo:text-align-last="justify" style:justify-single-word="false" fo:padding="0.199cm" fo:border="2.01pt fine-dashed #ff3333" style:shadow="none"/>
      <style:text-properties fo:font-variant="small-caps" fo:color="#000080" style:text-line-through-style="solid" style:text-line-through-type="single" fo:font-size="14pt" officeooo:paragraph-rsid="0007c1bd" style:font-size-asian="14pt" style:font-size-complex="14pt"/>
    </style:style>
    <style:style style:name="P12" style:family="paragraph" style:parent-style-name="Standard">
      <style:paragraph-properties fo:text-align="center" style:justify-single-word="false" fo:break-before="page"/>
      <style:text-properties fo:font-variant="small-caps" fo:color="#7e0021" style:text-outline="true" fo:font-size="16pt" fo:letter-spacing="0.106cm" style:text-underline-style="solid" style:text-underline-type="double" style:text-underline-width="auto" style:text-underline-color="font-color" officeooo:paragraph-rsid="0007c1bd" style:letter-kerning="false" style:text-blinking="true" fo:background-color="#ffffcc" style:font-size-asian="16pt" style:font-size-complex="16pt"/>
    </style:style>
    <style:style style:name="P13" style:family="paragraph" style:parent-style-name="Standard" style:master-page-name="">
      <style:paragraph-properties fo:margin-left="0cm" fo:margin-right="0cm" fo:text-align="center" style:justify-single-word="false" fo:text-indent="1cm" style:auto-text-indent="false" style:page-number="auto"/>
      <style:text-properties fo:letter-spacing="0.035cm" fo:font-weight="bold" officeooo:paragraph-rsid="0007c1bd" style:letter-kerning="false" fo:background-color="#ffd320" style:font-size-asian="10.5pt" style:font-weight-asian="bold" style:font-weight-complex="bold"/>
    </style:style>
    <style:style style:name="P14" style:family="paragraph" style:parent-style-name="Standard">
      <style:paragraph-properties fo:margin-top="0.3cm" fo:margin-bottom="0.3cm" loext:contextual-spacing="false">
        <style:tab-stops>
          <style:tab-stop style:position="3cm"/>
          <style:tab-stop style:position="9.5cm" style:leader-style="solid" style:leader-text=":"/>
        </style:tab-stops>
      </style:paragraph-properties>
      <style:text-properties officeooo:paragraph-rsid="0007c1bd"/>
    </style:style>
    <style:style style:name="T1" style:family="text">
      <style:text-properties fo:font-size="11.5pt" style:font-size-asian="11.5pt" style:font-size-complex="11.5pt"/>
    </style:style>
    <style:style style:name="T2" style:family="text">
      <style:text-properties style:text-position="50% 100%" fo:font-size="11.5pt" style:font-size-asian="11.5pt" style:font-size-complex="11.5pt"/>
    </style:style>
    <style:style style:name="T3" style:family="text">
      <style:text-properties style:text-outline="true" fo:font-size="11.5pt" style:text-underline-style="solid" style:text-underline-width="auto" style:text-underline-color="font-color" style:font-size-asian="11.5pt" style:font-size-complex="11.5pt"/>
    </style:style>
    <style:style style:name="T4" style:family="text">
      <style:text-properties style:text-rotation-angle="270" style:text-rotation-scale="line-height" style:text-scale="85%"/>
    </style:style>
    <style:style style:name="T5" style:family="text">
      <style:text-properties fo:background-color="transparent" loext:char-shading-value="0"/>
    </style:style>
    <style:style style:name="T6" style:family="text">
      <style:text-properties fo:background-color="transparent" loext:char-shading-value="0" style:text-rotation-angle="90" style:text-rotation-scale="line-height" style:text-scale="85%"/>
    </style:style>
    <style:style style:name="T7" style:family="text">
      <style:text-properties fo:font-size="14pt" style:text-underline-style="none" style:font-size-asian="14pt" style:font-size-complex="14pt"/>
    </style:style>
    <style:style style:name="T8" style:family="text">
      <style:text-properties fo:background-color="#ff99cc" loext:char-shading-value="0"/>
    </style:style>
    <style:style style:name="T9" style:family="text">
      <style:text-properties fo:background-color="#ffc0cb" loext:char-shading-value="0"/>
    </style:style>
    <style:style style:name="T10" style:family="text">
      <style:text-properties fo:background-color="#ffc0cb" loext:char-shading-value="0"/>
    </style:style>
    <style:style style:name="Sect1" style:family="section">
      <style:section-properties text:dont-balance-text-columns="false" style:editable="false">
        <style:columns fo:column-count="3">
          <style:column-sep style:width="0.044cm" style:color="#ff6600" style:height="85%" style:style="dotted" style:vertical-align="bottom"/>
          <style:column style:rel-width="2976*" fo:start-indent="0cm" fo:end-indent="0.249cm"/>
          <style:column style:rel-width="3458*" fo:start-indent="0.249cm" fo:end-indent="0.349cm"/>
          <style:column style:rel-width="3203*" fo:start-indent="0.3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istoria</text:p>
      <text:p text:style-name="P7"/>
      <text:p text:style-name="P3"><text:span text:style-name="T1">Estas animaciones comienzan con la aparición de la versión 4.0 de </text:span><text:span text:style-name="T2">Outlook Express</text:span><text:span text:style-name="T1"> en 1997, que se desarrollaron tanto en los grupos de noticias de Microsoft como en servidores privados y </text:span><text:span text:style-name="T3">gratuitos</text:span>.</text:p>
      <text:p text:style-name="P7"/>
      <text:p text:style-name="P7"/>
      <text:p text:style-name="P13">En marzo de 1998 se organizó un grupo estable en inglés: WET. Poco después, se organizó otro grupo en francés: CCG (Página no actualizada).</text:p>
      <text:p text:style-name="P4"/>
      <text:p text:style-name="P4"/>
      <text:p text:style-name="P5">A causa de la proliferación del virus Swen, en abril de 2004 Microsoft abrió un grupo sólo para animaciones, protegido por contraseña pública. Esta medida ha sido adoptada por otros servidores privados, ya que también evita la entrada de spammers y <text:span text:style-name="T4">robots</text:span>.</text:p>
      <text:p text:style-name="P7"/>
      <text:p text:style-name="P7"/>
      <text:p text:style-name="P8">Dadas las <text:span text:style-name="T5">características de estos mensajes electrónicos, fue necesario adaptar las netiquettes publicadas por Usenet. Aunq</text:span>ue no hay constancia escrita, ésta son algunas de las normas acordadas:</text:p>
      <text:p text:style-name="P7"/>
      <text:p text:style-name="P6">Absoluta gratuidad en materiales y enseñanza </text:p>
      <text:p text:style-name="P6">Obligación de mantener nombres de autores</text:p>
      <text:p text:style-name="P6"><text:span text:style-name="T6">Obligación</text:span> de incluir 'adult' en la línea Asunto, cuando existan imágenes no aptas para menores </text:p>
      <text:p text:style-name="P7"/>
      <text:p text:style-name="P10">La versión 6.0 de Outlook Express ha aportado, entre otras novedades, el uso de popups para la apertura a pantalla completa.</text:p>
      <text:p text:style-name="P9"/>
      <text:p text:style-name="P14"><text:span text:style-name="Strong_20_Emphasis"><text:span text:style-name="T7"><text:tab/>Misterio<text:tab/>Comedia Romántica</text:span></text:span></text:p>
      <text:p text:style-name="P2"><text:tab/>Vértigo (1958)<text:tab/><text:span text:style-name="T10">Luces en la ciudad (1931)</text:span></text:p>
      <text:p text:style-name="P1"><text:tab/>Chinatown (1974)<text:tab/>Annie Hall (1977)</text:p>
      <text:p text:style-name="P2"><text:tab/>La ventana indiscreta (1954)<text:tab/>Sucedió una noche (1934)</text:p>
      <text:p text:style-name="P1"><text:tab/>Laura (1944)<text:tab/>Vacaciones en Roma (1953)</text:p>
      <text:p text:style-name="P7"/>
      <text:p text:style-name="P7"/>
      <text:section text:style-name="Sect1" text:name="Sección1">
        <text:p text:style-name="P11">Microsoft Office Outlook 2007 le permite administrar exhaustivamente el tiempo y la información. Al utilizar nuevas características como Búsqueda instantánea y barra Tareas pendientes, puede organizar y localizar al instante la información que necesita. Las nuevas funciones para <text:soft-page-break/>compartir calendarios, la tecnología Microsoft Exchange 2007 y el acceso mejorado a la información Microsoft Windows SharePoint Services 3.0, le permiten compartir de forma segura con compañeros de trabajo, amigos y familiares los datos almacenados en Office Outlook 2007, sin importar la ubicación de esas personas. Office Outlook 2007 simplifica las tareas de dar prioridades y controlar su tiempo, permitiéndole centrarse en los asuntos más importantes. Este artículo se proporciona una descripción general de Office Outlook 2007, haciendo hincapié en las características nuevas y mejorad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C </meta:initial-creator>
    <meta:creation-date>2016-11-30T21:45:54.689000000</meta:creation-date>
    <dc:date>2018-06-01T21:07:56.874000000</dc:date>
    <dc:creator>JuanPCB </dc:creator>
    <meta:editing-duration>PT56M18S</meta:editing-duration>
    <meta:editing-cycles>5</meta:editing-cycles>
    <meta:generator>LibreOffice/5.4.4.2$Windows_X86_64 LibreOffice_project/2524958677847fb3bb44820e40380acbe820f960</meta:generator>
    <meta:document-statistic meta:table-count="0" meta:image-count="0" meta:object-count="0" meta:page-count="2" meta:paragraph-count="15" meta:word-count="326" meta:character-count="2170" meta:non-whitespace-character-count="1852"/>
  </office:meta>
</office:document-meta>
</file>